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0d3f8" officeooo:paragraph-rsid="0000d3f8"/>
    </style:style>
    <style:style style:name="P2" style:family="paragraph" style:parent-style-name="Standard">
      <style:text-properties officeooo:rsid="0000d3f8" officeooo:paragraph-rsid="00019faf"/>
    </style:style>
    <style:style style:name="P3" style:family="paragraph" style:parent-style-name="Standard">
      <style:text-properties officeooo:paragraph-rsid="0000d3f8"/>
    </style:style>
    <style:style style:name="P4" style:family="paragraph" style:parent-style-name="Standard">
      <style:text-properties officeooo:rsid="0001f55f" officeooo:paragraph-rsid="0001f55f"/>
    </style:style>
    <style:style style:name="P5" style:family="paragraph" style:parent-style-name="Standard">
      <style:text-properties officeooo:rsid="0002ba84" officeooo:paragraph-rsid="0002ba84"/>
    </style:style>
    <style:style style:name="P6" style:family="paragraph" style:parent-style-name="Standard">
      <style:text-properties officeooo:rsid="0001f55f" officeooo:paragraph-rsid="0001f55f"/>
    </style:style>
    <style:style style:name="P7" style:family="paragraph" style:parent-style-name="Standard">
      <style:text-properties officeooo:rsid="0006334c" officeooo:paragraph-rsid="0006334c"/>
    </style:style>
    <style:style style:name="P8" style:family="paragraph" style:parent-style-name="Standard">
      <style:text-properties officeooo:rsid="0007b9bf" officeooo:paragraph-rsid="0007b9bf"/>
    </style:style>
    <style:style style:name="P9" style:family="paragraph" style:parent-style-name="Standard">
      <style:text-properties officeooo:rsid="00095340" officeooo:paragraph-rsid="00095340"/>
    </style:style>
    <style:style style:name="T1" style:family="text">
      <style:text-properties officeooo:rsid="0000d3f8"/>
    </style:style>
    <style:style style:name="T2" style:family="text">
      <style:text-properties officeooo:rsid="00019faf"/>
    </style:style>
    <style:style style:name="T3" style:family="text">
      <style:text-properties officeooo:rsid="00042e7e"/>
    </style:style>
    <style:style style:name="T4" style:family="text">
      <style:text-properties style:text-position="super 58%"/>
    </style:style>
    <style:style style:name="T5" style:family="text">
      <style:text-properties officeooo:rsid="00073780"/>
    </style:style>
    <style:style style:name="T6" style:family="text">
      <style:text-properties officeooo:rsid="0007b9bf"/>
    </style:style>
    <style:style style:name="T7" style:family="text">
      <style:text-properties officeooo:rsid="00087bd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mas Delaney – CheckRisk placement report</text:p>
      <text:p text:style-name="P1"/>
      <text:p text:style-name="P1">Introduction</text:p>
      <text:p text:style-name="P1"/>
      <text:p text:style-name="P3"><text:span text:style-name="T1">Myself - </text:span>My name is Thomas Delaney. Originally from Ireland. I started my PhD in <text:span text:style-name="T1">Computer Science, focussing on </text:span>computational neuroscience, <text:span text:style-name="T1">in the University of Bristol</text:span> in Sept<text:span text:style-name="T1">ember of</text:span> 2016. I did my undergrad<text:span text:style-name="T1">uate BA</text:span> in Math<text:span text:style-name="T1">ematics</text:span> in Trinity College Dublin, and <text:span text:style-name="T1">I</text:span> did an MSc in Informatics in <text:span text:style-name="T1">the University of Edinburgh</text:span>. I also worked in finance for 3 years after <text:span text:style-name="T1">graduating from Trinity College Dublin</text:span>. </text:p>
      <text:p text:style-name="P3"/>
      <text:p text:style-name="P2">Check<text:span text:style-name="T2">R</text:span>isk - <text:span text:style-name="T2">CheckRisk is a small, specialist provider of risk services to over £70 billion of risk assets globally. CheckRisk's team of investment professionals have decades of experience within financial markets, asset management, and behavioural finance disciplines. The Data Science department at CheckRisk specialises taking a multi-disciplinary computational approach to address the challenges in financial risk modelling, forecasting, and simulation.</text:span></text:p>
      <text:p text:style-name="P2"/>
      <text:p text:style-name="P5">Proposed Work – For the duration of the placement, it was proposed that I undertake research in the most up-to-date time series forecasting techniques. In particular, focussing on <text:span text:style-name="T3">ensemble statistical methods, and techniques using recurrent neural networks. My first task was to write a literature review of cutting edge forecasting techniques. My second task was to implement a statistical ensemble technique on some financial data supplied by CheckRisk. My third and final task was to implement a forecasting technique using recurrent neural networks. My primary contact in CheckRisk was Dr. David Greenwood, CheckRisk’s Head of Data Science.</text:span></text:p>
      <text:p text:style-name="P2"/>
      <text:p text:style-name="P4">Key Tasks</text:p>
      <text:p text:style-name="P4"/>
      <text:p text:style-name="P7">Literature Review</text:p>
      <text:p text:style-name="P7">The placement started on the 16<text:span text:style-name="T4">th</text:span> of July. My first task was to prepare a literature review of the most up-to-date forecasting methods. <text:span text:style-name="T6">This task occupied the first five weeks of the placement.</text:span> <text:span text:style-name="T5">Dr. Greenwood recommended that I take a look at the results of the recent ‘M4 Competition’, a competition for forecasting methods, in order to familiarise myself with advanced forecasting methods. It became clear that I needed to research ensemble forecasting methods, and hybrids of statistical and machine learning methods. Firstly</text:span> <text:span text:style-name="T5">I learned about</text:span> the basic methods of forecasting, and how these methods are combined to create ensemble forecasting methods. <text:span text:style-name="T5">Then I learned about recurrent neural networks, specifically LSTM networks, GRU networks, and JANET networks. Then, through learning about the winner of the M4 competition, I learned about how these neural networks are combined with statistical forecasting to create a ‘hybrid’ method. Throughout the month I prepared documentation on everything I learned and collaborated with Dr. Greenwood on the finishing touches to this document.</text:span></text:p>
      <text:p text:style-name="P7"/>
      <text:p text:style-name="P8">During this month, I learned a great deal about forecasting; something that I had never studied before. Not only did I learn about the forecasting methods, but I also learned about the many industries in which forecasting is necessary, <text:span text:style-name="T7">and which methods are more useful in which contexts.</text:span></text:p>
      <text:p text:style-name="P4"/>
      <text:p text:style-name="P9">Implementation of Ensemble Method</text:p>
      <text:p text:style-name="P9"/>
      <text:p text:style-name="P9">For the second month of the placement, I implemented the runner-up of the M4 competition. We chose this method as it was an ensemble method, combining statistical methods, and it was easy to implement. Our main objective was to assess how useful this forecasting method is specifically for financial forecas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4:28:48.736290840</meta:creation-date>
    <dc:date>2019-02-17T18:42:32.539865928</dc:date>
    <meta:editing-duration>PT19M46S</meta:editing-duration>
    <meta:editing-cycles>4</meta:editing-cycles>
    <meta:generator>LibreOffice/6.1.5.2$Linux_X86_64 LibreOffice_project/10$Build-2</meta:generator>
    <meta:document-statistic meta:table-count="0" meta:image-count="0" meta:object-count="0" meta:page-count="1" meta:paragraph-count="11" meta:word-count="501" meta:character-count="3308" meta:non-whitespace-character-count="2814"/>
  </office:meta>
</office:document-meta>
</file>